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3900000257692DE778FC45346C.png" manifest:media-type="image/png"/>
  <manifest:file-entry manifest:full-path="Pictures/10001DCA00003ACF00003DE9CE571FB2AC09AB48.pdf" manifest:media-type="application/pdf"/>
  <manifest:file-entry manifest:full-path="Pictures/10000001000002390000025743B4EEF5A7BF0D39.png" manifest:media-type="image/png"/>
  <manifest:file-entry manifest:full-path="Pictures/10001D0000003ACF00003DE9DAA54295DD4D8E07.pdf" manifest:media-type="application/pdf"/>
  <manifest:file-entry manifest:full-path="Pictures/1000000100000239000002571E7CAA89D0B4A86C.png" manifest:media-type="image/png"/>
  <manifest:file-entry manifest:full-path="Pictures/10001D8C00003ACF00003DE9947E611111A51D52.pdf" manifest:media-type="application/pdf"/>
  <manifest:file-entry manifest:full-path="Pictures/10001CD000003ACF00003DE9313FB22370F4820E.pdf" manifest:media-type="application/pdf"/>
  <manifest:file-entry manifest:full-path="Pictures/100000010000023900000257ED07494700A44ACB.png" manifest:media-type="image/png"/>
  <manifest:file-entry manifest:full-path="Pictures/10000001000002390000025717FADF0F31724946.png" manifest:media-type="image/png"/>
  <manifest:file-entry manifest:full-path="Pictures/10001DC400003ACF00003DE984B8F96E3A1DE80E.pdf" manifest:media-type="application/pdf"/>
  <manifest:file-entry manifest:full-path="Pictures/100000010000023900000257CBD0EA48A849FD77.png" manifest:media-type="image/png"/>
  <manifest:file-entry manifest:full-path="Pictures/10001D7600003ACF00003DE91A510006D587E83D.pdf" manifest:media-type="application/pdf"/>
  <manifest:file-entry manifest:full-path="Pictures/10001E5B00003ACF00003DE96A75D2A168E2B77C.pdf" manifest:media-type="application/pdf"/>
  <manifest:file-entry manifest:full-path="Pictures/100000010000023900000257A538763CD5CA883A.png" manifest:media-type="image/png"/>
  <manifest:file-entry manifest:full-path="Pictures/10001E7E00003ACF00003DE9C6D675948EA2F784.pdf" manifest:media-type="application/pdf"/>
  <manifest:file-entry manifest:full-path="Pictures/10000001000002390000025749F7B99B37C9891F.png" manifest:media-type="image/png"/>
  <manifest:file-entry manifest:full-path="Pictures/10001E7300003ACF00003DE93AB5B0C7C6D33A73.pdf" manifest:media-type="application/pdf"/>
  <manifest:file-entry manifest:full-path="Pictures/100000010000023900000257AEFD2669C9305E57.png" manifest:media-type="image/png"/>
  <manifest:file-entry manifest:full-path="Pictures/100000010000023900000257AD6E5F8A007619CB.png" manifest:media-type="image/png"/>
  <manifest:file-entry manifest:full-path="Pictures/10001C5500003ACF00003DE9128A38495AB16566.pdf" manifest:media-type="application/pdf"/>
  <manifest:file-entry manifest:full-path="Pictures/100000010000023100000257D8349A469DFD29F5.png" manifest:media-type="image/png"/>
  <manifest:file-entry manifest:full-path="Pictures/10001D1100003ACF00003DE9FBC667DA371B5C34.pdf" manifest:media-type="application/pdf"/>
  <manifest:file-entry manifest:full-path="Pictures/100000010000023900000257ECD51C030C5DE9E7.png" manifest:media-type="image/png"/>
  <manifest:file-entry manifest:full-path="Pictures/10001C48000039FB00003DE921A168FF0002A4DD.pdf" manifest:media-type="application/pdf"/>
  <manifest:file-entry manifest:full-path="Pictures/100000010000011A0000022C44D6196BCAB8FB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18.845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9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tandard-title">
      <style:graphic-properties fo:min-height="2.629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037cm" svg:height="0.963cm" svg:x="1.463cm" svg:y="12cm">
          <draw:text-box>
            <text:p><text:span text:style-name="T1">p = 0.00231794115180957</text:span></text:p>
          </draw:text-box>
        </draw:frame>
        <draw:frame draw:style-name="gr2" draw:text-style-name="P2" draw:layer="layout" svg:width="7.184cm" svg:height="7.564cm" svg:x="1.816cm" svg:y="3.973cm">
          <draw:image xlink:href="Pictures/10001D0000003ACF00003DE9DAA54295DD4D8E07.pdf" xlink:type="simple" xlink:show="embed" xlink:actuate="onLoad" draw:mime-type="application/pdf">
            <text:p/>
          </draw:image>
          <draw:image xlink:href="Pictures/1000000100000239000002571E7CAA89D0B4A86C.png" xlink:type="simple" xlink:show="embed" xlink:actuate="onLoad" draw:mime-type="image/png"/>
        </draw:frame>
        <draw:frame draw:style-name="gr3" draw:text-style-name="P3" draw:layer="layout" svg:width="2.835cm" svg:height="0.962cm" svg:x="0.5cm" svg:y="2.5cm">
          <draw:text-box>
            <text:p><text:span text:style-name="T1">Msi vs...</text:span></text:p>
          </draw:text-box>
        </draw:frame>
        <draw:frame draw:style-name="gr4" draw:text-style-name="P3" draw:layer="layout" svg:width="1.455cm" svg:height="0.962cm" svg:x="5.5cm" svg:y="2.5cm">
          <draw:text-box>
            <text:p><text:span text:style-name="T1">Osj</text:span></text:p>
          </draw:text-box>
        </draw:frame>
        <draw:frame draw:style-name="gr5" draw:text-style-name="P3" draw:layer="layout" svg:width="1.171cm" svg:height="0.962cm" svg:x="13cm" svg:y="2.5cm">
          <draw:text-box>
            <text:p><text:span text:style-name="T1">Ta</text:span></text:p>
          </draw:text-box>
        </draw:frame>
        <draw:frame draw:style-name="gr6" draw:text-style-name="P3" draw:layer="layout" svg:width="2.466cm" svg:height="0.962cm" svg:x="22cm" svg:y="2.5cm">
          <draw:text-box>
            <text:p><text:span text:style-name="T1">Osj, Ta</text:span></text:p>
          </draw:text-box>
        </draw:frame>
        <draw:frame draw:style-name="gr7" draw:text-style-name="P5" draw:layer="layout" svg:width="19.345cm" svg:height="0.962cm" svg:x="5.5cm" svg:y="0.5cm">
          <draw:text-box>
            <text:p text:style-name="P4"><text:span text:style-name="T1">Conserved, hypotheses, Expanded, DEG in any expanded Species</text:span></text:p>
          </draw:text-box>
        </draw:frame>
        <draw:frame draw:style-name="gr1" draw:text-style-name="P1" draw:layer="layout" svg:width="7.898cm" svg:height="0.963cm" svg:x="10cm" svg:y="12cm">
          <draw:text-box>
            <text:p><text:span text:style-name="T1">p = 4.4995356119966e-05</text:span></text:p>
          </draw:text-box>
        </draw:frame>
        <draw:frame draw:style-name="gr2" draw:text-style-name="P2" draw:layer="layout" svg:width="7.366cm" svg:height="7.755cm" svg:x="10.134cm" svg:y="3.945cm">
          <draw:image xlink:href="Pictures/10001DCA00003ACF00003DE9CE571FB2AC09AB48.pdf" xlink:type="simple" xlink:show="embed" xlink:actuate="onLoad" draw:mime-type="application/pdf">
            <text:p/>
          </draw:image>
          <draw:image xlink:href="Pictures/100000010000023900000257692DE778FC45346C.png" xlink:type="simple" xlink:show="embed" xlink:actuate="onLoad" draw:mime-type="image/png"/>
        </draw:frame>
        <draw:frame draw:style-name="gr2" draw:text-style-name="P2" draw:layer="layout" svg:width="7.136cm" svg:height="7.513cm" svg:x="19.5cm" svg:y="4.053cm">
          <draw:image xlink:href="Pictures/10001CD000003ACF00003DE9313FB22370F4820E.pdf" xlink:type="simple" xlink:show="embed" xlink:actuate="onLoad" draw:mime-type="application/pdf">
            <text:p/>
          </draw:image>
          <draw:image xlink:href="Pictures/100000010000023900000257ED07494700A44ACB.png" xlink:type="simple" xlink:show="embed" xlink:actuate="onLoad" draw:mime-type="image/png"/>
        </draw:frame>
        <draw:frame draw:style-name="gr1" draw:text-style-name="P1" draw:layer="layout" svg:width="7.733cm" svg:height="0.963cm" svg:x="19.767cm" svg:y="12cm">
          <draw:text-box>
            <text:p><text:span text:style-name="T1">p = 0.0104383461987447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9" draw:text-style-name="P7" draw:layer="layout" svg:width="2.623cm" svg:height="0.962cm" svg:x="0.5cm" svg:y="2.5cm">
          <draw:text-box>
            <text:p>Sb vs...</text:p>
          </draw:text-box>
        </draw:frame>
        <draw:frame draw:style-name="gr4" draw:text-style-name="P7" draw:layer="layout" svg:width="1.455cm" svg:height="0.962cm" svg:x="5.5cm" svg:y="2.5cm">
          <draw:text-box>
            <text:p>Osj</text:p>
          </draw:text-box>
        </draw:frame>
        <draw:frame draw:style-name="gr5" draw:text-style-name="P7" draw:layer="layout" svg:width="1.171cm" svg:height="0.962cm" svg:x="13cm" svg:y="2.5cm">
          <draw:text-box>
            <text:p>Ta</text:p>
          </draw:text-box>
        </draw:frame>
        <draw:frame draw:style-name="gr6" draw:text-style-name="P7" draw:layer="layout" svg:width="2.466cm" svg:height="0.962cm" svg:x="22cm" svg:y="2.5cm">
          <draw:text-box>
            <text:p>Osj, Ta</text:p>
          </draw:text-box>
        </draw:frame>
        <draw:frame draw:style-name="gr10" draw:text-style-name="P7" draw:layer="layout" svg:width="19.345cm" svg:height="0.962cm" svg:x="5.5cm" svg:y="0.5cm">
          <draw:text-box>
            <text:p text:style-name="P4">Conserved, hypotheses, Expanded, DEG in any expanded Species</text:p>
          </draw:text-box>
        </draw:frame>
        <draw:frame draw:style-name="gr1" draw:text-style-name="P8" draw:layer="layout" svg:width="7.733cm" svg:height="0.963cm" svg:x="2.767cm" svg:y="11.537cm">
          <draw:text-box>
            <text:p>p = 0.0625982232485831</text:p>
          </draw:text-box>
        </draw:frame>
        <draw:frame draw:style-name="gr2" draw:text-style-name="P2" draw:layer="layout" svg:width="7.039cm" svg:height="7.411cm" svg:x="3.5cm" svg:y="3.589cm">
          <draw:image xlink:href="Pictures/10001D8C00003ACF00003DE9947E611111A51D52.pdf" xlink:type="simple" xlink:show="embed" xlink:actuate="onLoad" draw:mime-type="application/pdf">
            <text:p/>
          </draw:image>
          <draw:image xlink:href="Pictures/10000001000002390000025717FADF0F31724946.png" xlink:type="simple" xlink:show="embed" xlink:actuate="onLoad" draw:mime-type="image/png"/>
        </draw:frame>
        <draw:frame draw:style-name="gr1" draw:text-style-name="P8" draw:layer="layout" svg:width="8.084cm" svg:height="0.963cm" svg:x="10.5cm" svg:y="12cm">
          <draw:text-box>
            <text:p>p = 0.00570822397491443</text:p>
          </draw:text-box>
        </draw:frame>
        <draw:frame draw:style-name="gr2" draw:text-style-name="P2" draw:layer="layout" svg:width="7.462cm" svg:height="7.856cm" svg:x="11.038cm" svg:y="3.5cm">
          <draw:image xlink:href="Pictures/10001DC400003ACF00003DE984B8F96E3A1DE80E.pdf" xlink:type="simple" xlink:show="embed" xlink:actuate="onLoad" draw:mime-type="application/pdf">
            <text:p/>
          </draw:image>
          <draw:image xlink:href="Pictures/100000010000023900000257CBD0EA48A849FD77.png" xlink:type="simple" xlink:show="embed" xlink:actuate="onLoad" draw:mime-type="image/png"/>
        </draw:frame>
        <draw:frame draw:style-name="gr1" draw:text-style-name="P8" draw:layer="layout" svg:width="7.733cm" svg:height="0.963cm" svg:x="19.5cm" svg:y="12cm">
          <draw:text-box>
            <text:p>p = 0.0640714490595862</text:p>
          </draw:text-box>
        </draw:frame>
        <draw:frame draw:style-name="gr2" draw:text-style-name="P2" draw:layer="layout" svg:width="7.6cm" svg:height="8.001cm" svg:x="20cm" svg:y="3.999cm">
          <draw:image xlink:href="Pictures/10001D7600003ACF00003DE91A510006D587E83D.pdf" xlink:type="simple" xlink:show="embed" xlink:actuate="onLoad" draw:mime-type="application/pdf">
            <text:p/>
          </draw:image>
          <draw:image xlink:href="Pictures/10000001000002390000025743B4EEF5A7BF0D39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1" draw:text-style-name="P7" draw:layer="layout" svg:width="2.767cm" svg:height="0.962cm" svg:x="0.5cm" svg:y="2.5cm">
          <draw:text-box>
            <text:p>Zm vs...</text:p>
          </draw:text-box>
        </draw:frame>
        <draw:frame draw:style-name="gr4" draw:text-style-name="P7" draw:layer="layout" svg:width="1.455cm" svg:height="0.962cm" svg:x="5.5cm" svg:y="2.5cm">
          <draw:text-box>
            <text:p>Osj</text:p>
          </draw:text-box>
        </draw:frame>
        <draw:frame draw:style-name="gr5" draw:text-style-name="P7" draw:layer="layout" svg:width="1.171cm" svg:height="0.962cm" svg:x="13cm" svg:y="2.5cm">
          <draw:text-box>
            <text:p>Ta</text:p>
          </draw:text-box>
        </draw:frame>
        <draw:frame draw:style-name="gr6" draw:text-style-name="P7" draw:layer="layout" svg:width="2.466cm" svg:height="0.962cm" svg:x="22cm" svg:y="2.5cm">
          <draw:text-box>
            <text:p>Osj, Ta</text:p>
          </draw:text-box>
        </draw:frame>
        <draw:frame draw:style-name="gr10" draw:text-style-name="P7" draw:layer="layout" svg:width="19.345cm" svg:height="0.962cm" svg:x="5.5cm" svg:y="0.5cm">
          <draw:text-box>
            <text:p text:style-name="P4">Conserved, hypotheses, Expanded, DEG in any expanded Species</text:p>
          </draw:text-box>
        </draw:frame>
        <draw:frame draw:style-name="gr1" draw:text-style-name="P8" draw:layer="layout" svg:width="8.296cm" svg:height="0.963cm" svg:x="1.704cm" svg:y="13cm">
          <draw:text-box>
            <text:p>p = 2.88931723237232e-24</text:p>
          </draw:text-box>
        </draw:frame>
        <draw:frame draw:style-name="gr2" draw:text-style-name="P2" draw:layer="layout" svg:width="6.443cm" svg:height="6.783cm" svg:x="3cm" svg:y="4.743cm">
          <draw:image xlink:href="Pictures/10001E5B00003ACF00003DE96A75D2A168E2B77C.pdf" xlink:type="simple" xlink:show="embed" xlink:actuate="onLoad" draw:mime-type="application/pdf">
            <text:p/>
          </draw:image>
          <draw:image xlink:href="Pictures/100000010000023900000257A538763CD5CA883A.png" xlink:type="simple" xlink:show="embed" xlink:actuate="onLoad" draw:mime-type="image/png"/>
        </draw:frame>
        <draw:frame draw:style-name="gr1" draw:text-style-name="P8" draw:layer="layout" svg:width="8.296cm" svg:height="0.963cm" svg:x="10.204cm" svg:y="13cm">
          <draw:text-box>
            <text:p>p = 1.59910785074032e-31</text:p>
          </draw:text-box>
        </draw:frame>
        <draw:frame draw:style-name="gr2" draw:text-style-name="P2" draw:layer="layout" svg:width="7.325cm" svg:height="7.712cm" svg:x="11.175cm" svg:y="4.288cm">
          <draw:image xlink:href="Pictures/10001E7E00003ACF00003DE9C6D675948EA2F784.pdf" xlink:type="simple" xlink:show="embed" xlink:actuate="onLoad" draw:mime-type="application/pdf">
            <text:p/>
          </draw:image>
          <draw:image xlink:href="Pictures/10000001000002390000025749F7B99B37C9891F.png" xlink:type="simple" xlink:show="embed" xlink:actuate="onLoad" draw:mime-type="image/png"/>
        </draw:frame>
        <draw:frame draw:style-name="gr1" draw:text-style-name="P8" draw:layer="layout" svg:width="8.296cm" svg:height="0.963cm" svg:x="19cm" svg:y="13cm">
          <draw:text-box>
            <text:p>p = 5.25250971986298e-19</text:p>
          </draw:text-box>
        </draw:frame>
        <draw:frame draw:style-name="gr2" draw:text-style-name="P2" draw:layer="layout" svg:width="6.882cm" svg:height="7.245cm" svg:x="19.618cm" svg:y="4.5cm">
          <draw:image xlink:href="Pictures/10001E7300003ACF00003DE93AB5B0C7C6D33A73.pdf" xlink:type="simple" xlink:show="embed" xlink:actuate="onLoad" draw:mime-type="application/pdf">
            <text:p/>
          </draw:image>
          <draw:image xlink:href="Pictures/100000010000023900000257AEFD2669C9305E57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2" draw:text-style-name="P7" draw:layer="layout" svg:width="5.239cm" svg:height="0.962cm" svg:x="0cm" svg:y="1.538cm">
          <draw:text-box>
            <text:p>Msi, Sb, Zm vs...</text:p>
          </draw:text-box>
        </draw:frame>
        <draw:frame draw:style-name="gr4" draw:text-style-name="P7" draw:layer="layout" svg:width="1.455cm" svg:height="0.962cm" svg:x="5.5cm" svg:y="2.5cm">
          <draw:text-box>
            <text:p>Osj</text:p>
          </draw:text-box>
        </draw:frame>
        <draw:frame draw:style-name="gr5" draw:text-style-name="P7" draw:layer="layout" svg:width="1.171cm" svg:height="0.962cm" svg:x="13cm" svg:y="2.5cm">
          <draw:text-box>
            <text:p>Ta</text:p>
          </draw:text-box>
        </draw:frame>
        <draw:frame draw:style-name="gr6" draw:text-style-name="P7" draw:layer="layout" svg:width="2.466cm" svg:height="0.962cm" svg:x="22cm" svg:y="2.5cm">
          <draw:text-box>
            <text:p>Osj, Ta</text:p>
          </draw:text-box>
        </draw:frame>
        <draw:frame draw:style-name="gr10" draw:text-style-name="P7" draw:layer="layout" svg:width="19.345cm" svg:height="0.962cm" svg:x="5.5cm" svg:y="0.5cm">
          <draw:text-box>
            <text:p text:style-name="P4">Conserved, hypotheses, Expanded, DEG in any expanded Species</text:p>
          </draw:text-box>
        </draw:frame>
        <draw:frame draw:style-name="gr1" draw:text-style-name="P8" draw:layer="layout" svg:width="8.296cm" svg:height="0.963cm" svg:x="1.5cm" svg:y="13.037cm">
          <draw:text-box>
            <text:p>p = 3.32509922238356e-05</text:p>
          </draw:text-box>
        </draw:frame>
        <draw:frame draw:style-name="gr2" draw:text-style-name="P2" draw:layer="layout" svg:width="6.967cm" svg:height="7.335cm" svg:x="2.033cm" svg:y="4.5cm">
          <draw:image xlink:href="Pictures/10001C5500003ACF00003DE9128A38495AB16566.pdf" xlink:type="simple" xlink:show="embed" xlink:actuate="onLoad" draw:mime-type="application/pdf">
            <text:p/>
          </draw:image>
          <draw:image xlink:href="Pictures/100000010000023900000257AD6E5F8A007619CB.png" xlink:type="simple" xlink:show="embed" xlink:actuate="onLoad" draw:mime-type="image/png"/>
        </draw:frame>
        <draw:frame draw:style-name="gr1" draw:text-style-name="P8" draw:layer="layout" svg:width="8.296cm" svg:height="0.963cm" svg:x="10cm" svg:y="13cm">
          <draw:text-box>
            <text:p>p = 7.94502131504751e-13</text:p>
          </draw:text-box>
        </draw:frame>
        <draw:frame draw:style-name="gr2" draw:text-style-name="P2" draw:layer="layout" svg:width="7.124cm" svg:height="7.5cm" svg:x="10cm" svg:y="4.5cm">
          <draw:image xlink:href="Pictures/10001D1100003ACF00003DE9FBC667DA371B5C34.pdf" xlink:type="simple" xlink:show="embed" xlink:actuate="onLoad" draw:mime-type="application/pdf">
            <text:p/>
          </draw:image>
          <draw:image xlink:href="Pictures/100000010000023900000257ECD51C030C5DE9E7.png" xlink:type="simple" xlink:show="embed" xlink:actuate="onLoad" draw:mime-type="image/png"/>
        </draw:frame>
        <draw:frame draw:style-name="gr1" draw:text-style-name="P8" draw:layer="layout" svg:width="8.296cm" svg:height="0.963cm" svg:x="19cm" svg:y="13cm">
          <draw:text-box>
            <text:p>p = 4.00030138219779e-05</text:p>
          </draw:text-box>
        </draw:frame>
        <draw:frame draw:style-name="gr2" draw:text-style-name="P2" draw:layer="layout" svg:width="6.098cm" svg:height="6.511cm" svg:x="18.5cm" svg:y="4.5cm">
          <draw:image xlink:href="Pictures/10001C48000039FB00003DE921A168FF0002A4DD.pdf" xlink:type="simple" xlink:show="embed" xlink:actuate="onLoad" draw:mime-type="application/pdf">
            <text:p/>
          </draw:image>
          <draw:image xlink:href="Pictures/100000010000023100000257D8349A469DFD29F5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7.461cm" svg:height="14.711cm" svg:x="9.743cm" svg:y="0.492cm">
          <draw:image xlink:href="Pictures/100000010000011A0000022C44D6196BCAB8FB0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5T10:26:34.792000000</meta:creation-date>
    <dc:date>2024-04-11T23:20:39.025000000</dc:date>
    <meta:editing-duration>PT19M53S</meta:editing-duration>
    <meta:editing-cycles>6</meta:editing-cycles>
    <meta:generator>LibreOffice/7.6.3.2$Windows_X86_64 LibreOffice_project/29d686fea9f6705b262d369fede658f824154cc0</meta:generator>
    <meta:document-statistic meta:object-count="78"/>
  </office:meta>
</office:document-meta>
</file>